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preço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GABINETE</text:p>
          </table:table-cell>
          <table:table-cell office:value-type="currency" office:currency="BRL" office:value="79.9" calcext:value-type="currency">
            <text:p>R$ 7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http://www.kabum.com.br/produto/73199/gabinete-computer-case-preto-1708</text:p>
          </table:table-cell>
        </table:table-row>
        <table:table-row table:style-name="ro1">
          <table:table-cell office:value-type="string" calcext:value-type="string">
            <text:p>PLACA-MÃE</text:p>
          </table:table-cell>
          <table:table-cell office:value-type="currency" office:currency="BRL" office:value="192.9" calcext:value-type="currency">
            <text:p>R$ 192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2118/placa-mae-gigabyte-p-amd-am1-matx-ga-am1m-s2h-hdmi-vga-sata-6gb-s-usb-3-0" xlink:type="simple">http://www.kabum.com.br/produto/62118/placa-mae-gigabyte-p-amd-am1-matx-ga-am1m-s2h-hdmi-vga-sata-6gb-s-usb-3-0</text:a></text:p>
          </table:table-cell>
        </table:table-row>
        <table:table-row table:style-name="ro1">
          <table:table-cell office:value-type="string" calcext:value-type="string">
            <text:p>MEM RAM</text:p>
          </table:table-cell>
          <table:table-cell office:value-type="currency" office:currency="BRL" office:value="85.9" calcext:value-type="currency">
            <text:p>R$ 85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http://www.kabum.com.br/produto/59212/memoria-kingston-2gb-1600mhz-ddr3-cl11-kvr16n11s6-2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currency" office:currency="BRL" office:value="213.9" calcext:value-type="currency">
            <text:p>R$ 213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56866/processador-amd-athlon-5150-quad-core-cache-2mb-1-6ghz-am1-ad5150jahmbox-/?tag=AMD%25Athlon" xlink:type="simple">http://www.kabum.com.br/produto/56866/processador-amd-athlon-5150-quad-core-cache-2mb-1-6ghz-am1-ad5150jahmbox-/?tag=AMD%Athlon</text:a>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currency" office:currency="BRL" office:value="45.9" calcext:value-type="currency">
            <text:p>R$ 45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29477/fonte-pctop-atx-200w-fapt200" xlink:type="simple">http://www.kabum.com.br/produto/29477/fonte-pctop-atx-200w-fapt200</text:a></text:p>
          </table:table-cell>
        </table:table-row>
        <table:table-row table:style-name="ro1">
          <table:table-cell office:value-type="string" calcext:value-type="string">
            <text:p>CABO.SATA</text:p>
          </table:table-cell>
          <table:table-cell office:value-type="currency" office:currency="BRL" office:value="3.9" calcext:value-type="currency">
            <text:p>R$ 3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3408/gv-brasil-cabo-de-dados-sata-cbf-001" xlink:type="simple">http://www.kabum.com.br/produto/63408/gv-brasil-cabo-de-dados-sata-cbf-001</text:a>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currency" office:currency="BRL" office:value="8.9" calcext:value-type="currency">
            <text:p>R$ 8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0362/mouse-optico-leader-tech-usb-lti-ws-7084-preto-" xlink:type="simple">http://www.kabum.com.br/produto/70362/mouse-optico-leader-tech-usb-lti-ws-7084-preto-</text:a>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currency" office:currency="BRL" office:value="269.9" calcext:value-type="currency">
            <text:p>R$ 26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22722/hd-seagate-sata-35-desktop-hdd-500gb-7200rpm-64mb-cache-sata-6gb-s-st500dm002" xlink:type="simple">http://www.kabum.com.br/produto/22722/hd-seagate-sata-35-desktop-hdd-500gb-7200rpm-64mb-cache-sata-6gb-s-st500dm002</text:a>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currency" office:currency="BRL" office:value="336.51" calcext:value-type="currency">
            <text:p>R$ 336,51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41762/monitor-aoc-led-15-6-slim-design-8ms-e-saver-dcb-color-bust-eco-mode-usb-e1670swu" xlink:type="simple">http://www.kabum.com.br/produto/41762/monitor-aoc-led-15-6-slim-design-8ms-e-saver-dcb-color-bust-eco-mode-usb-e1670swu</text:a>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currency" office:currency="BRL" office:value="19.9" calcext:value-type="currency">
            <text:p>R$ 1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0605/teclado-padrao-maxprint-usb-preto-608145/?tag=teclado" xlink:type="simple">http://www.kabum.com.br/produto/60605/teclado-padrao-maxprint-usb-preto-608145/?tag=teclado</text:a></text:p>
          </table:table-cell>
        </table:table-row>
        <table:table-row table:style-name="ro1">
          <table:table-cell office:value-type="string" calcext:value-type="string">
            <text:p>PASTA TER</text:p>
          </table:table-cell>
          <table:table-cell office:value-type="currency" office:currency="BRL" office:value="5.9" calcext:value-type="currency">
            <text:p>R$ 5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17401/pasta-termica-implastec-15g-6155-2484" xlink:type="simple">http://www.kabum.com.br/produto/17401/pasta-termica-implastec-15g-6155-2484</text:a></text:p>
          </table:table-cell>
        </table:table-row>
        <table:table-row table:style-name="ro1">
          <table:table-cell office:value-type="string" calcext:value-type="string">
            <text:p>CAIXA SOM</text:p>
          </table:table-cell>
          <table:table-cell office:value-type="currency" office:currency="BRL" office:value="19.9" calcext:value-type="currency">
            <text:p>R$ 1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9948/caixa-de-som-maxprint-1w-preto-6011459" xlink:type="simple">http://www.kabum.com.br/produto/69948/caixa-de-som-maxprint-1w-preto-6011459</text:a></text:p>
          </table:table-cell>
        </table:table-row>
        <table:table-row table:style-name="ro1">
          <table:table-cell office:value-type="string" calcext:value-type="string">
            <text:p>PLACA REDE <text:s text:c="5"/>R$ 55,90 <text:s/>KABUM</text:p>
          </table:table-cell>
          <table:table-cell table:style-name="Default"/>
          <table:table-cell/>
          <table:table-cell office:value-type="string" calcext:value-type="string">
            <text:p><text:a xlink:href="http://www.kabum.com.br/produto/11749/tp-link-placa-de-rede-ethernet-10-100-1000m-tg-3269" xlink:type="simple">http://www.kabum.com.br/produto/11749/tp-link-placa-de-rede-ethernet-10-100-1000m-tg-3269</text:a></text:p>
          </table:table-cell>
        </table:table-row>
        <table:table-row table:style-name="ro1">
          <table:table-cell office:value-type="string" calcext:value-type="string">
            <text:p>ESTABILIZADO <text:s/>R$ 50,91 <text:s text:c="4"/>KABUM</text:p>
          </table:table-cell>
          <table:table-cell table:style-name="Default"/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2124/estabilizador-force-line-eternity-300va-115v-preto-7993" xlink:type="simple">http://www.kabum.com.br/produto/72124/estabilizador-force-line-eternity-300va-115v-preto-7993</text:a></text:p>
          </table:table-cell>
        </table:table-row>
        <table:table-row table:style-name="ro1">
          <table:table-cell office:value-type="string" calcext:value-type="string">
            <text:p>placa de video <text:s text:c="4"/>R$ 220,90 KABUM</text:p>
          </table:table-cell>
          <table:table-cell table:style-name="Default"/>
          <table:table-cell/>
          <table:table-cell office:value-type="string" calcext:value-type="string">
            <text:p><text:a xlink:href="http://www.kabum.com.br/produto/67461/placa-de-video-vga-gigabyte-geforce-gt-420-2gb-ddr3-128-bits-pci-express-2-0-rev-3-0-gv-n420-2gi" xlink:type="simple">http://www.kabum.com.br/produto/67461/placa-de-video-vga-gigabyte-geforce-gt-420-2gb-ddr3-128-bits-pci-express-2-0-rev-3-0-gv-n420-2gi</text:a>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BRL" office:value="1611.51" calcext:value-type="currency">
            <text:p>R$ 1.611,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9:54:22.4147249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6-04-06T20:32:32.968672845</meta:creation-date>
    <dc:date>2016-04-20T19:58:47.310837600</dc:date>
    <dc:creator>Aluno </dc:creator>
    <meta:editing-duration>PT18M39S</meta:editing-duration>
    <meta:editing-cycles>4</meta:editing-cycles>
    <meta:generator>LibreOffice/4.4.3.2$Linux_X86_64 LibreOffice_project/40m0$Build-2</meta:generator>
    <meta:document-statistic meta:table-count="1" meta:cell-count="61" meta:object-count="0"/>
  </office:meta>
</office:document-meta>
</file>